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55cm" fo:min-width="4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6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386cm" fo:min-width="2.2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textarea-horizontal-align="justify" draw:textarea-vertical-align="middle" draw:auto-grow-height="false" fo:min-height="2.311cm" fo:min-width="1.601cm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1cm" svg:height="3.8cm" svg:x="1.4cm" svg:y="2.3cm">
            <text:p text:style-name="P1">Brows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9cm" svg:height="2.9cm" svg:x="1.5cm" svg:y="3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1cm" svg:height="3.8cm" svg:x="22.5cm" svg:y="2.3cm">
            <text:p text:style-name="P1">Server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7cm" svg:height="3.1cm" svg:x="22.6cm" svg:y="7.6cm">
            <text:p text:style-name="P3">MongoBD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4" draw:text-style-name="P4" draw:layer="layout" svg:x1="22.5cm" svg:y1="3.6cm" svg:x2="6.5cm" svg:y2="3.6cm">
            <text:p/>
          </draw:line>
          <draw:frame draw:style-name="gr5" draw:text-style-name="P5" draw:layer="layout" svg:width="3.4cm" svg:height="0.962cm" svg:x="8.1cm" svg:y="2.6cm">
            <draw:text-box>
              <text:p>GET url </text:p>
            </draw:text-box>
          </draw:frame>
          <draw:line draw:style-name="gr4" draw:text-style-name="P4" draw:layer="layout" svg:x1="6.5cm" svg:y1="3.4cm" svg:x2="22.5cm" svg:y2="3.4cm">
            <text:p/>
          </draw:line>
          <draw:line draw:style-name="gr4" draw:text-style-name="P4" draw:layer="layout" svg:x1="22.5cm" svg:y1="4.2cm" svg:x2="6.5cm" svg:y2="4.2cm">
            <text:p/>
          </draw:line>
          <draw:frame draw:style-name="gr6" draw:text-style-name="P7" draw:layer="layout" svg:width="5.9cm" svg:height="0.725cm" svg:x="8.7cm" svg:y="3.6cm">
            <draw:text-box>
              <text:p text:style-name="P6">&lt;script&gt; css ...</text:p>
            </draw:text-box>
          </draw:frame>
          <draw:line draw:style-name="gr4" draw:text-style-name="P4" draw:layer="layout" svg:x1="22.501cm" svg:y1="3.6cm" svg:x2="6.501cm" svg:y2="3.6cm">
            <text:p/>
          </draw:line>
          <draw:frame draw:style-name="gr7" draw:text-style-name="P7" draw:layer="layout" svg:width="13.3cm" svg:height="0.762cm" svg:x="8.1cm" svg:y="4.938cm">
            <draw:text-box>
              <text:p text:style-name="P6">POST url {result json}</text:p>
            </draw:text-box>
          </draw:frame>
          <draw:line draw:style-name="gr4" draw:text-style-name="P4" draw:layer="layout" svg:x1="6.5cm" svg:y1="5.538cm" svg:x2="22.5cm" svg:y2="5.538cm">
            <text:p/>
          </draw:line>
          <draw:custom-shape draw:style-name="gr8" draw:text-style-name="P3" draw:layer="layout" svg:width="2.1cm" svg:height="2.9cm" svg:x="25.5cm" svg:y="7.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path draw:style-name="gr9" draw:text-style-name="P4" draw:layer="layout" svg:width="2.414cm" svg:height="0.625cm" draw:transform="rotate (-0.994488607786369) translate (23.009311015383cm 5.23398714073028cm)" svg:viewBox="0 0 2415 626" svg:d="M0 488c763-1174 2415 138 2415 138">
            <text:p/>
          </draw:path>
          <draw:path draw:style-name="gr9" draw:text-style-name="P4" draw:layer="layout" svg:width="5.616cm" svg:height="1.955cm" draw:transform="rotate (-0.994488607786369) translate (24.2404567884421cm 2.53386059890536cm)" svg:viewBox="0 0 5617 1956" svg:d="M5617 837c-3689-2398-5617 1119-5617 111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2:35:34.157000000</meta:creation-date>
    <dc:date>2019-02-13T13:03:19.676000000</dc:date>
    <meta:editing-duration>PT5M42S</meta:editing-duration>
    <meta:editing-cycles>2</meta:editing-cycles>
    <meta:generator>LibreOffice/5.1.5.2$Windows_x86 LibreOffice_project/7a864d8825610a8c07cfc3bc01dd4fce6a9447e5</meta:generator>
    <meta:document-statistic meta:object-count="16"/>
  </office:meta>
</office:document-meta>
</file>